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141.61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cs" number:country="CZ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 style:data-style-name="N101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00"/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fo:wrap-option="wrap"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null-year="1950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zpad aktivit a jejich odhadovaná pracnost</text:p>
          </table:table-cell>
          <table:covered-table-cell table:number-columns-repeated="2" table:style-name="ce5"/>
          <table:table-cell table:style-name="ce9"/>
        </table:table-row>
        <table:table-row table:style-name="ro2">
          <table:table-cell table:style-name="ce2" office:value-type="string" calcext:value-type="string">
            <text:p>Označení požadovaného celku</text:p>
          </table:table-cell>
          <table:table-cell table:style-name="ce6" office:value-type="string" calcext:value-type="string">
            <text:p>Popis aktivit</text:p>
          </table:table-cell>
          <table:table-cell table:style-name="ce7" office:value-type="string" calcext:value-type="string">
            <text:p>Odhad časové náročnosti (v pracovních dnech)</text:p>
          </table:table-cell>
          <table:table-cell table:style-name="ce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ysté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1.1" calcext:value-type="float">
            <text:p>1,1</text:p>
          </table:table-cell>
          <table:table-cell table:style-name="ce3" office:value-type="string" calcext:value-type="string">
            <text:p>Základní systé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1 </text:p>
          </table:table-cell>
          <table:table-cell table:style-name="ce3" office:value-type="string" calcext:value-type="string">
            <text:p>Funkční jádro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1.1 </text:p>
          </table:table-cell>
          <table:table-cell table:style-name="ce3" office:value-type="string" calcext:value-type="string">
            <text:p>Datový model dokumentů, případů a pohle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1.2 </text:p>
          </table:table-cell>
          <table:table-cell table:style-name="ce3" office:value-type="string" calcext:value-type="string">
            <text:p>Datový model pro řízení přístup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1.3 </text:p>
          </table:table-cell>
          <table:table-cell table:style-name="ce3" office:value-type="string" calcext:value-type="string">
            <text:p>CLI pro práci s modelem dokumentů a přípa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1.4 </text:p>
          </table:table-cell>
          <table:table-cell table:style-name="ce3" office:value-type="string" calcext:value-type="string">
            <text:p>CLI pro řízení přístup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1.5 </text:p>
          </table:table-cell>
          <table:table-cell table:style-name="ce3" office:value-type="string" calcext:value-type="string">
            <text:p>CLI pro přípravu pohle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1.6 </text:p>
          </table:table-cell>
          <table:table-cell table:style-name="ce3" office:value-type="string" calcext:value-type="string">
            <text:p>API pro konzumaci pohle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2 </text:p>
          </table:table-cell>
          <table:table-cell table:style-name="ce3" office:value-type="string" calcext:value-type="string">
            <text:p>Provizorní uživatelské rozhran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2.1 </text:p>
          </table:table-cell>
          <table:table-cell table:style-name="ce3" office:value-type="string" calcext:value-type="string">
            <text:p>Základní kostra SPA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2.2 </text:p>
          </table:table-cell>
          <table:table-cell table:style-name="ce3" office:value-type="string" calcext:value-type="string">
            <text:p>Provizorní GUI pro práci s dokument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2.3 </text:p>
          </table:table-cell>
          <table:table-cell table:style-name="ce3" office:value-type="string" calcext:value-type="string">
            <text:p>Provizorní GUI pro práci s případ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2.4 </text:p>
          </table:table-cell>
          <table:table-cell table:style-name="ce3" office:value-type="string" calcext:value-type="string">
            <text:p>Provizorní GUI sekcí, témat, přehle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2.5 </text:p>
          </table:table-cell>
          <table:table-cell table:style-name="ce3" office:value-type="string" calcext:value-type="string">
            <text:p>Provizorní GUI pro zobrazení pohledů a sestav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1.2.6 </text:p>
          </table:table-cell>
          <table:table-cell table:style-name="ce3" office:value-type="string" calcext:value-type="string">
            <text:p>Provizorní GUI pro řízení přístup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1.2" calcext:value-type="float">
            <text:p>1,2</text:p>
          </table:table-cell>
          <table:table-cell table:style-name="ce3" office:value-type="string" calcext:value-type="string">
            <text:p>Pokročilé uživatelské rozhran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2.1 </text:p>
          </table:table-cell>
          <table:table-cell table:style-name="ce3" office:value-type="string" calcext:value-type="string">
            <text:p>Odběr informací o událostech v DB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2.2 </text:p>
          </table:table-cell>
          <table:table-cell table:style-name="ce3" office:value-type="string" calcext:value-type="string">
            <text:p>Plně reaktivní SPA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1.3" calcext:value-type="float">
            <text:p>1,3</text:p>
          </table:table-cell>
          <table:table-cell table:style-name="ce3" office:value-type="string" calcext:value-type="string">
            <text:p>Pokročilé prvky GUI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1.4" calcext:value-type="float">
            <text:p>1,4</text:p>
          </table:table-cell>
          <table:table-cell table:style-name="ce3" office:value-type="string" calcext:value-type="string">
            <text:p>Pokročilé komponenty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1.5" calcext:value-type="float">
            <text:p>1,5</text:p>
          </table:table-cell>
          <table:table-cell table:style-name="ce3" office:value-type="string" calcext:value-type="string">
            <text:p>Vylepšení uživatelského rozhran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5.1 </text:p>
          </table:table-cell>
          <table:table-cell table:style-name="ce3" office:value-type="string" calcext:value-type="string">
            <text:p>GUI pro práci s dokument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5.2 </text:p>
          </table:table-cell>
          <table:table-cell table:style-name="ce3" office:value-type="string" calcext:value-type="string">
            <text:p>GUI pro práci s případ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5.3 </text:p>
          </table:table-cell>
          <table:table-cell table:style-name="ce3" office:value-type="string" calcext:value-type="string">
            <text:p>GUI sekcí, témat, přehle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5.4 </text:p>
          </table:table-cell>
          <table:table-cell table:style-name="ce3" office:value-type="string" calcext:value-type="string">
            <text:p>GUI pro zobrazení pohledů a sestav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5.5 </text:p>
          </table:table-cell>
          <table:table-cell table:style-name="ce3" office:value-type="string" calcext:value-type="string">
            <text:p>GUI pro řízení přístup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1.6" calcext:value-type="float">
            <text:p>1,6</text:p>
          </table:table-cell>
          <table:table-cell table:style-name="ce3" office:value-type="string" calcext:value-type="string">
            <text:p>Pokročilé funkce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6.1 </text:p>
          </table:table-cell>
          <table:table-cell table:style-name="ce3" office:value-type="string" calcext:value-type="string">
            <text:p>Přehled událost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6.2 </text:p>
          </table:table-cell>
          <table:table-cell table:style-name="ce3" office:value-type="string" calcext:value-type="string">
            <text:p>Systém upozorněn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6.3 </text:p>
          </table:table-cell>
          <table:table-cell table:style-name="ce3" office:value-type="string" calcext:value-type="string">
            <text:p>Předvolby uživatele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6.4 </text:p>
          </table:table-cell>
          <table:table-cell table:style-name="ce3" office:value-type="string" calcext:value-type="string">
            <text:p>Pracovní přehled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6.5 </text:p>
          </table:table-cell>
          <table:table-cell table:style-name="ce3" office:value-type="string" calcext:value-type="string">
            <text:p>Podrobná historie dokumentu, rozdíly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6.6 </text:p>
          </table:table-cell>
          <table:table-cell table:style-name="ce3" office:value-type="string" calcext:value-type="string">
            <text:p>Export dokumentů, případů a přehle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6.7 </text:p>
          </table:table-cell>
          <table:table-cell table:style-name="ce3" office:value-type="string" calcext:value-type="string">
            <text:p>Základní tisk dokument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6.8 </text:p>
          </table:table-cell>
          <table:table-cell table:style-name="ce3" office:value-type="string" calcext:value-type="string">
            <text:p>Tisk dokumentů se zvláštními šablonami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1.7" calcext:value-type="float">
            <text:p>1,7</text:p>
          </table:table-cell>
          <table:table-cell table:style-name="ce3" office:value-type="string" calcext:value-type="string">
            <text:p>Podepisován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7.1 </text:p>
          </table:table-cell>
          <table:table-cell table:style-name="ce3" office:value-type="string" calcext:value-type="string">
            <text:p>Vlastnoruční podepisování a nahrávání sken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7.2 </text:p>
          </table:table-cell>
          <table:table-cell table:style-name="ce3" office:value-type="string" calcext:value-type="string">
            <text:p>Elektronické podepisování za pomoci Pečetidla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1.7.3 </text:p>
          </table:table-cell>
          <table:table-cell table:style-name="ce3" office:value-type="string" calcext:value-type="string">
            <text:p>Kontrola podpisů za pomoci ESSS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tegrace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2.1" calcext:value-type="float">
            <text:p>2,1</text:p>
          </table:table-cell>
          <table:table-cell table:style-name="ce3" office:value-type="string" calcext:value-type="string">
            <text:p>Integrace s externí evidencí uživatel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1.1 </text:p>
          </table:table-cell>
          <table:table-cell table:style-name="ce3" office:value-type="string" calcext:value-type="string">
            <text:p>Analýza integrace s LDAP &amp; AD &amp; Shibboleth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1.2 </text:p>
          </table:table-cell>
          <table:table-cell table:style-name="ce3" office:value-type="string" calcext:value-type="string">
            <text:p>Implementace propojení s evidencí uživatel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2.2" calcext:value-type="float">
            <text:p>2,2</text:p>
          </table:table-cell>
          <table:table-cell table:style-name="ce3" office:value-type="string" calcext:value-type="string">
            <text:p>Integrace s ESSS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2.1 </text:p>
          </table:table-cell>
          <table:table-cell table:style-name="ce3" office:value-type="string" calcext:value-type="string">
            <text:p>Možnost výběru ESSS pro daný typ dokumentu / případ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2.2 </text:p>
          </table:table-cell>
          <table:table-cell table:style-name="ce3" office:value-type="string" calcext:value-type="string">
            <text:p>Integrace s E-Spis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2.2.1 </text:p>
          </table:table-cell>
          <table:table-cell table:style-name="ce3" office:value-type="string" calcext:value-type="string">
            <text:p>Analýza rozhraní a možností E-Spis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2.2.2 </text:p>
          </table:table-cell>
          <table:table-cell table:style-name="ce3" office:value-type="string" calcext:value-type="string">
            <text:p>Implementace propojení s E-Spis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2.3 </text:p>
          </table:table-cell>
          <table:table-cell table:style-name="ce3" office:value-type="string" calcext:value-type="string">
            <text:p>Integrace s iFIS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2.3.1 </text:p>
          </table:table-cell>
          <table:table-cell table:style-name="ce3" office:value-type="string" calcext:value-type="string">
            <text:p>Analýza rozhraní a možností iFISu (ESSS)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2.3.2 </text:p>
          </table:table-cell>
          <table:table-cell table:style-name="ce3" office:value-type="string" calcext:value-type="string">
            <text:p>Implementace propojení s iFISem (ESSS)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2.3" calcext:value-type="float">
            <text:p>2,3</text:p>
          </table:table-cell>
          <table:table-cell table:style-name="ce3" office:value-type="string" calcext:value-type="string">
            <text:p>Integrace s registrem smluv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3.1 </text:p>
          </table:table-cell>
          <table:table-cell table:style-name="ce3" office:value-type="string" calcext:value-type="string">
            <text:p>Analýza rozhraní registru a možností výpravy v ESSS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3.2 </text:p>
          </table:table-cell>
          <table:table-cell table:style-name="ce3" office:value-type="string" calcext:value-type="string">
            <text:p>Implementace propojení s registrem smluv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3.3 </text:p>
          </table:table-cell>
          <table:table-cell table:style-name="ce3" office:value-type="string" calcext:value-type="string">
            <text:p>Implementace rozhraní pro výprav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2.4" calcext:value-type="float">
            <text:p>2,4</text:p>
          </table:table-cell>
          <table:table-cell table:style-name="ce3" office:value-type="string" calcext:value-type="string">
            <text:p>Integrace s ERP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4.1 </text:p>
          </table:table-cell>
          <table:table-cell table:style-name="ce3" office:value-type="string" calcext:value-type="string">
            <text:p>Integrace s Ginis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4.1.1 </text:p>
          </table:table-cell>
          <table:table-cell table:style-name="ce3" office:value-type="string" calcext:value-type="string">
            <text:p>Analýza rozhraní a možností systém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4.1.2 </text:p>
          </table:table-cell>
          <table:table-cell table:style-name="ce3" office:value-type="string" calcext:value-type="string">
            <text:p>Implementace propojení rozpočt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4.1.3 </text:p>
          </table:table-cell>
          <table:table-cell table:style-name="ce3" office:value-type="string" calcext:value-type="string">
            <text:p>Implementace propojení fakturace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4.2 </text:p>
          </table:table-cell>
          <table:table-cell table:style-name="ce3" office:value-type="string" calcext:value-type="string">
            <text:p>Integrace s iFIS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4.2.1 </text:p>
          </table:table-cell>
          <table:table-cell table:style-name="ce3" office:value-type="string" calcext:value-type="string">
            <text:p>Analýza rozhraní a možností systém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4.2.2 </text:p>
          </table:table-cell>
          <table:table-cell table:style-name="ce3" office:value-type="string" calcext:value-type="string">
            <text:p>Implementace propojení rozpočt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4.2.3 </text:p>
          </table:table-cell>
          <table:table-cell table:style-name="ce3" office:value-type="string" calcext:value-type="string">
            <text:p>Implementace propojení fakturace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2.5" calcext:value-type="float">
            <text:p>2,5</text:p>
          </table:table-cell>
          <table:table-cell table:style-name="ce3" office:value-type="string" calcext:value-type="string">
            <text:p>Integrace s CKANe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5.1 </text:p>
          </table:table-cell>
          <table:table-cell table:style-name="ce3" office:value-type="string" calcext:value-type="string">
            <text:p>Analýza aplikačního rozhran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5.2 </text:p>
          </table:table-cell>
          <table:table-cell table:style-name="ce3" office:value-type="string" calcext:value-type="string">
            <text:p>Implementace exportu přehledů vybraných typů případů / dokument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5.3 </text:p>
          </table:table-cell>
          <table:table-cell table:style-name="ce3" office:value-type="string" calcext:value-type="string">
            <text:p>Implementace exportu vybraných pohle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2.6" calcext:value-type="float">
            <text:p>2,6</text:p>
          </table:table-cell>
          <table:table-cell table:style-name="ce3" office:value-type="string" calcext:value-type="string">
            <text:p>Integrace s elektronickým tržištěm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6.1 </text:p>
          </table:table-cell>
          <table:table-cell table:style-name="ce3" office:value-type="string" calcext:value-type="string">
            <text:p>Tendermarket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6.1.1 </text:p>
          </table:table-cell>
          <table:table-cell table:style-name="ce3" office:value-type="string" calcext:value-type="string">
            <text:p>Analýza rozhran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6.1.2 </text:p>
          </table:table-cell>
          <table:table-cell table:style-name="ce3" office:value-type="string" calcext:value-type="string">
            <text:p>Implementace napojení na tržiště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6.1.3 </text:p>
          </table:table-cell>
          <table:table-cell table:style-name="ce3" office:value-type="string" calcext:value-type="string">
            <text:p>Implementace rozhraní pro práci s tržištěm (import / export)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6.2 </text:p>
          </table:table-cell>
          <table:table-cell table:style-name="ce3" office:value-type="string" calcext:value-type="string">
            <text:p>Tenderarena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6.2.1 </text:p>
          </table:table-cell>
          <table:table-cell table:style-name="ce3" office:value-type="string" calcext:value-type="string">
            <text:p>Analýza rozhran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6.2.2 </text:p>
          </table:table-cell>
          <table:table-cell table:style-name="ce3" office:value-type="string" calcext:value-type="string">
            <text:p>Implementace napojení na tržiště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6.2.3 </text:p>
          </table:table-cell>
          <table:table-cell table:style-name="ce3" office:value-type="string" calcext:value-type="string">
            <text:p>Implementace rozhraní pro práci s tržištěm (import / export)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2.7" calcext:value-type="float">
            <text:p>2,7</text:p>
          </table:table-cell>
          <table:table-cell table:style-name="ce3" office:value-type="string" calcext:value-type="string">
            <text:p>Integrace s veřejnými rejstříky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7.1 </text:p>
          </table:table-cell>
          <table:table-cell table:style-name="ce3" office:value-type="string" calcext:value-type="string">
            <text:p>Analýza rozhraní rejstřík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7.2 </text:p>
          </table:table-cell>
          <table:table-cell table:style-name="ce3" office:value-type="string" calcext:value-type="string">
            <text:p>Implementace propojení s rejstříky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2.7.3 </text:p>
          </table:table-cell>
          <table:table-cell table:style-name="ce3" office:value-type="string" calcext:value-type="string">
            <text:p>Implementace rozhraní pro import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litika IPR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3.1" calcext:value-type="float">
            <text:p>3,1</text:p>
          </table:table-cell>
          <table:table-cell table:style-name="ce3" office:value-type="string" calcext:value-type="string">
            <text:p>Zpracování procesu vyjádření k území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1.1 </text:p>
          </table:table-cell>
          <table:table-cell table:style-name="ce3" office:value-type="string" calcext:value-type="string">
            <text:p>Konzultace s uživateli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1.2 </text:p>
          </table:table-cell>
          <table:table-cell table:style-name="ce3" office:value-type="string" calcext:value-type="string">
            <text:p>Přípravy dokumentů a přípa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1.3 </text:p>
          </table:table-cell>
          <table:table-cell table:style-name="ce3" office:value-type="string" calcext:value-type="string">
            <text:p>Příprava pohledů a sestav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3.2" calcext:value-type="float">
            <text:p>3,2</text:p>
          </table:table-cell>
          <table:table-cell table:style-name="ce3" office:value-type="string" calcext:value-type="string">
            <text:p>Zpracování procesu nákup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2.1 </text:p>
          </table:table-cell>
          <table:table-cell table:style-name="ce3" office:value-type="string" calcext:value-type="string">
            <text:p>Konzultace s uživateli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2.2 </text:p>
          </table:table-cell>
          <table:table-cell table:style-name="ce3" office:value-type="string" calcext:value-type="string">
            <text:p>Přípravy dokumentů a přípa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2.3 </text:p>
          </table:table-cell>
          <table:table-cell table:style-name="ce3" office:value-type="string" calcext:value-type="string">
            <text:p>Příprava pohledů a sestav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3.3" calcext:value-type="float">
            <text:p>3,3</text:p>
          </table:table-cell>
          <table:table-cell table:style-name="ce3" office:value-type="string" calcext:value-type="string">
            <text:p>Zpracování procesu přípravy rozpočt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3.1 </text:p>
          </table:table-cell>
          <table:table-cell table:style-name="ce3" office:value-type="string" calcext:value-type="string">
            <text:p>Konzultace s uživateli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3.2 </text:p>
          </table:table-cell>
          <table:table-cell table:style-name="ce3" office:value-type="string" calcext:value-type="string">
            <text:p>Přípravy dokumentů a případů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3.3 </text:p>
          </table:table-cell>
          <table:table-cell table:style-name="ce3" office:value-type="string" calcext:value-type="string">
            <text:p>Příprava pohledů a sestav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3.3.4 </text:p>
          </table:table-cell>
          <table:table-cell table:style-name="ce3" office:value-type="string" calcext:value-type="string">
            <text:p>Zvláštní komponenty pro přípravu rozpočt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olitika NTK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4.1" calcext:value-type="float">
            <text:p>4,1</text:p>
          </table:table-cell>
          <table:table-cell table:style-name="ce3" office:value-type="string" calcext:value-type="string">
            <text:p>Zpracování procesu nákup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4.2" calcext:value-type="float">
            <text:p>4,2</text:p>
          </table:table-cell>
          <table:table-cell table:style-name="ce3" office:value-type="string" calcext:value-type="string">
            <text:p>Zpracování procesu přípravy rozpočt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4.3" calcext:value-type="float">
            <text:p>4,3</text:p>
          </table:table-cell>
          <table:table-cell table:style-name="ce3" office:value-type="string" calcext:value-type="string">
            <text:p>Zvláštní komponenty pro přípravu rozpočtu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okumentace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5.1" calcext:value-type="float">
            <text:p>5,1</text:p>
          </table:table-cell>
          <table:table-cell table:style-name="ce3" office:value-type="string" calcext:value-type="string">
            <text:p>Příručka uživatele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5.2" calcext:value-type="float">
            <text:p>5,2</text:p>
          </table:table-cell>
          <table:table-cell table:style-name="ce3" office:value-type="string" calcext:value-type="string">
            <text:p>Příručka programátora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dpora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6.1" calcext:value-type="float">
            <text:p>6,1</text:p>
          </table:table-cell>
          <table:table-cell table:style-name="ce3" office:value-type="string" calcext:value-type="string">
            <text:p>Rozvoj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6.2" calcext:value-type="float">
            <text:p>6,2</text:p>
          </table:table-cell>
          <table:table-cell table:style-name="ce3" office:value-type="string" calcext:value-type="string">
            <text:p>Helpdesk NTK </text:p>
          </table:table-cell>
          <table:table-cell table:style-name="ce8"/>
          <table:table-cell table:style-name="ce9"/>
        </table:table-row>
        <table:table-row table:style-name="ro1">
          <table:table-cell table:style-name="ce3" office:value-type="float" office:value="6.3" calcext:value-type="float">
            <text:p>6,3</text:p>
          </table:table-cell>
          <table:table-cell table:style-name="ce3" office:value-type="string" calcext:value-type="string">
            <text:p>Helpdesk IPR </text:p>
          </table:table-cell>
          <table:table-cell table:style-name="ce8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Implementace pečetidla </text:p>
          </table:table-cell>
          <table:table-cell table:style-name="ce8"/>
          <table:table-cell/>
        </table:table-row>
        <table:table-row table:style-name="ro1" table:number-rows-repeated="10484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task1" table:base-cell-address="$Sheet1.$B$3" table:cell-range-address="$Sheet1.$B$3"/>
        <table:named-range table:name="task10" table:base-cell-address="$Sheet1.$B$12" table:cell-range-address="$Sheet1.$B$12"/>
        <table:named-range table:name="task100" table:base-cell-address="$Sheet1.$B$102" table:cell-range-address="$Sheet1.$B$102"/>
        <table:named-range table:name="task101" table:base-cell-address="$Sheet1.$B$103" table:cell-range-address="$Sheet1.$B$103"/>
        <table:named-range table:name="task102" table:base-cell-address="$Sheet1.$B$104" table:cell-range-address="$Sheet1.$B$104"/>
        <table:named-range table:name="task103" table:base-cell-address="$Sheet1.$B$105" table:cell-range-address="$Sheet1.$B$105"/>
        <table:named-range table:name="task104" table:base-cell-address="$Sheet1.$B$106" table:cell-range-address="$Sheet1.$B$106"/>
        <table:named-range table:name="task105" table:base-cell-address="$Sheet1.$B$107" table:cell-range-address="$Sheet1.$B$107"/>
        <table:named-range table:name="task106" table:base-cell-address="$Sheet1.$B$108" table:cell-range-address="$Sheet1.$B$108"/>
        <table:named-range table:name="task107" table:base-cell-address="$Sheet1.$B$109" table:cell-range-address="$Sheet1.$B$109"/>
        <table:named-range table:name="task108" table:base-cell-address="$Sheet1.$B$110" table:cell-range-address="$Sheet1.$B$110"/>
        <table:named-range table:name="task11" table:base-cell-address="$Sheet1.$B$13" table:cell-range-address="$Sheet1.$B$13"/>
        <table:named-range table:name="task12" table:base-cell-address="$Sheet1.$B$14" table:cell-range-address="$Sheet1.$B$14"/>
        <table:named-range table:name="task13" table:base-cell-address="$Sheet1.$B$15" table:cell-range-address="$Sheet1.$B$15"/>
        <table:named-range table:name="task14" table:base-cell-address="$Sheet1.$B$16" table:cell-range-address="$Sheet1.$B$16"/>
        <table:named-range table:name="task15" table:base-cell-address="$Sheet1.$B$17" table:cell-range-address="$Sheet1.$B$17"/>
        <table:named-range table:name="task16" table:base-cell-address="$Sheet1.$B$18" table:cell-range-address="$Sheet1.$B$18"/>
        <table:named-range table:name="task17" table:base-cell-address="$Sheet1.$B$19" table:cell-range-address="$Sheet1.$B$19"/>
        <table:named-range table:name="task18" table:base-cell-address="$Sheet1.$B$20" table:cell-range-address="$Sheet1.$B$20"/>
        <table:named-range table:name="task19" table:base-cell-address="$Sheet1.$B$21" table:cell-range-address="$Sheet1.$B$21"/>
        <table:named-range table:name="task2" table:base-cell-address="$Sheet1.$B$4" table:cell-range-address="$Sheet1.$B$4"/>
        <table:named-range table:name="task20" table:base-cell-address="$Sheet1.$B$22" table:cell-range-address="$Sheet1.$B$22"/>
        <table:named-range table:name="task21" table:base-cell-address="$Sheet1.$B$23" table:cell-range-address="$Sheet1.$B$23"/>
        <table:named-range table:name="task22" table:base-cell-address="$Sheet1.$B$24" table:cell-range-address="$Sheet1.$B$24"/>
        <table:named-range table:name="task23" table:base-cell-address="$Sheet1.$B$25" table:cell-range-address="$Sheet1.$B$25"/>
        <table:named-range table:name="task24" table:base-cell-address="$Sheet1.$B$26" table:cell-range-address="$Sheet1.$B$26"/>
        <table:named-range table:name="task25" table:base-cell-address="$Sheet1.$B$27" table:cell-range-address="$Sheet1.$B$27"/>
        <table:named-range table:name="task26" table:base-cell-address="$Sheet1.$B$28" table:cell-range-address="$Sheet1.$B$28"/>
        <table:named-range table:name="task27" table:base-cell-address="$Sheet1.$B$29" table:cell-range-address="$Sheet1.$B$29"/>
        <table:named-range table:name="task28" table:base-cell-address="$Sheet1.$B$30" table:cell-range-address="$Sheet1.$B$30"/>
        <table:named-range table:name="task29" table:base-cell-address="$Sheet1.$B$31" table:cell-range-address="$Sheet1.$B$31"/>
        <table:named-range table:name="task3" table:base-cell-address="$Sheet1.$B$5" table:cell-range-address="$Sheet1.$B$5"/>
        <table:named-range table:name="task30" table:base-cell-address="$Sheet1.$B$32" table:cell-range-address="$Sheet1.$B$32"/>
        <table:named-range table:name="task31" table:base-cell-address="$Sheet1.$B$33" table:cell-range-address="$Sheet1.$B$33"/>
        <table:named-range table:name="task32" table:base-cell-address="$Sheet1.$B$34" table:cell-range-address="$Sheet1.$B$34"/>
        <table:named-range table:name="task33" table:base-cell-address="$Sheet1.$B$35" table:cell-range-address="$Sheet1.$B$35"/>
        <table:named-range table:name="task34" table:base-cell-address="$Sheet1.$B$36" table:cell-range-address="$Sheet1.$B$36"/>
        <table:named-range table:name="task35" table:base-cell-address="$Sheet1.$B$37" table:cell-range-address="$Sheet1.$B$37"/>
        <table:named-range table:name="task36" table:base-cell-address="$Sheet1.$B$38" table:cell-range-address="$Sheet1.$B$38"/>
        <table:named-range table:name="task37" table:base-cell-address="$Sheet1.$B$39" table:cell-range-address="$Sheet1.$B$39"/>
        <table:named-range table:name="task38" table:base-cell-address="$Sheet1.$B$40" table:cell-range-address="$Sheet1.$B$40"/>
        <table:named-range table:name="task39" table:base-cell-address="$Sheet1.$B$41" table:cell-range-address="$Sheet1.$B$41"/>
        <table:named-range table:name="task4" table:base-cell-address="$Sheet1.$B$6" table:cell-range-address="$Sheet1.$B$6"/>
        <table:named-range table:name="task40" table:base-cell-address="$Sheet1.$B$42" table:cell-range-address="$Sheet1.$B$42"/>
        <table:named-range table:name="task41" table:base-cell-address="$Sheet1.$B$43" table:cell-range-address="$Sheet1.$B$43"/>
        <table:named-range table:name="task42" table:base-cell-address="$Sheet1.$B$44" table:cell-range-address="$Sheet1.$B$44"/>
        <table:named-range table:name="task43" table:base-cell-address="$Sheet1.$B$45" table:cell-range-address="$Sheet1.$B$45"/>
        <table:named-range table:name="task44" table:base-cell-address="$Sheet1.$B$46" table:cell-range-address="$Sheet1.$B$46"/>
        <table:named-range table:name="task45" table:base-cell-address="$Sheet1.$B$47" table:cell-range-address="$Sheet1.$B$47"/>
        <table:named-range table:name="task46" table:base-cell-address="$Sheet1.$B$48" table:cell-range-address="$Sheet1.$B$48"/>
        <table:named-range table:name="task47" table:base-cell-address="$Sheet1.$B$49" table:cell-range-address="$Sheet1.$B$49"/>
        <table:named-range table:name="task48" table:base-cell-address="$Sheet1.$B$50" table:cell-range-address="$Sheet1.$B$50"/>
        <table:named-range table:name="task49" table:base-cell-address="$Sheet1.$B$51" table:cell-range-address="$Sheet1.$B$51"/>
        <table:named-range table:name="task5" table:base-cell-address="$Sheet1.$B$7" table:cell-range-address="$Sheet1.$B$7"/>
        <table:named-range table:name="task50" table:base-cell-address="$Sheet1.$B$52" table:cell-range-address="$Sheet1.$B$52"/>
        <table:named-range table:name="task51" table:base-cell-address="$Sheet1.$B$53" table:cell-range-address="$Sheet1.$B$53"/>
        <table:named-range table:name="task52" table:base-cell-address="$Sheet1.$B$54" table:cell-range-address="$Sheet1.$B$54"/>
        <table:named-range table:name="task53" table:base-cell-address="$Sheet1.$B$55" table:cell-range-address="$Sheet1.$B$55"/>
        <table:named-range table:name="task54" table:base-cell-address="$Sheet1.$B$56" table:cell-range-address="$Sheet1.$B$56"/>
        <table:named-range table:name="task55" table:base-cell-address="$Sheet1.$B$57" table:cell-range-address="$Sheet1.$B$57"/>
        <table:named-range table:name="task56" table:base-cell-address="$Sheet1.$B$58" table:cell-range-address="$Sheet1.$B$58"/>
        <table:named-range table:name="task57" table:base-cell-address="$Sheet1.$B$59" table:cell-range-address="$Sheet1.$B$59"/>
        <table:named-range table:name="task58" table:base-cell-address="$Sheet1.$B$60" table:cell-range-address="$Sheet1.$B$60"/>
        <table:named-range table:name="task59" table:base-cell-address="$Sheet1.$B$61" table:cell-range-address="$Sheet1.$B$61"/>
        <table:named-range table:name="task6" table:base-cell-address="$Sheet1.$B$8" table:cell-range-address="$Sheet1.$B$8"/>
        <table:named-range table:name="task60" table:base-cell-address="$Sheet1.$B$62" table:cell-range-address="$Sheet1.$B$62"/>
        <table:named-range table:name="task61" table:base-cell-address="$Sheet1.$B$63" table:cell-range-address="$Sheet1.$B$63"/>
        <table:named-range table:name="task62" table:base-cell-address="$Sheet1.$B$64" table:cell-range-address="$Sheet1.$B$64"/>
        <table:named-range table:name="task63" table:base-cell-address="$Sheet1.$B$65" table:cell-range-address="$Sheet1.$B$65"/>
        <table:named-range table:name="task64" table:base-cell-address="$Sheet1.$B$66" table:cell-range-address="$Sheet1.$B$66"/>
        <table:named-range table:name="task65" table:base-cell-address="$Sheet1.$B$67" table:cell-range-address="$Sheet1.$B$67"/>
        <table:named-range table:name="task66" table:base-cell-address="$Sheet1.$B$68" table:cell-range-address="$Sheet1.$B$68"/>
        <table:named-range table:name="task67" table:base-cell-address="$Sheet1.$B$69" table:cell-range-address="$Sheet1.$B$69"/>
        <table:named-range table:name="task68" table:base-cell-address="$Sheet1.$B$70" table:cell-range-address="$Sheet1.$B$70"/>
        <table:named-range table:name="task69" table:base-cell-address="$Sheet1.$B$71" table:cell-range-address="$Sheet1.$B$71"/>
        <table:named-range table:name="task7" table:base-cell-address="$Sheet1.$B$9" table:cell-range-address="$Sheet1.$B$9"/>
        <table:named-range table:name="task70" table:base-cell-address="$Sheet1.$B$72" table:cell-range-address="$Sheet1.$B$72"/>
        <table:named-range table:name="task71" table:base-cell-address="$Sheet1.$B$73" table:cell-range-address="$Sheet1.$B$73"/>
        <table:named-range table:name="task72" table:base-cell-address="$Sheet1.$B$74" table:cell-range-address="$Sheet1.$B$74"/>
        <table:named-range table:name="task73" table:base-cell-address="$Sheet1.$B$75" table:cell-range-address="$Sheet1.$B$75"/>
        <table:named-range table:name="task74" table:base-cell-address="$Sheet1.$B$76" table:cell-range-address="$Sheet1.$B$76"/>
        <table:named-range table:name="task75" table:base-cell-address="$Sheet1.$B$77" table:cell-range-address="$Sheet1.$B$77"/>
        <table:named-range table:name="task76" table:base-cell-address="$Sheet1.$B$78" table:cell-range-address="$Sheet1.$B$78"/>
        <table:named-range table:name="task77" table:base-cell-address="$Sheet1.$B$79" table:cell-range-address="$Sheet1.$B$79"/>
        <table:named-range table:name="task78" table:base-cell-address="$Sheet1.$B$80" table:cell-range-address="$Sheet1.$B$80"/>
        <table:named-range table:name="task79" table:base-cell-address="$Sheet1.$B$81" table:cell-range-address="$Sheet1.$B$81"/>
        <table:named-range table:name="task8" table:base-cell-address="$Sheet1.$B$10" table:cell-range-address="$Sheet1.$B$10"/>
        <table:named-range table:name="task80" table:base-cell-address="$Sheet1.$B$82" table:cell-range-address="$Sheet1.$B$82"/>
        <table:named-range table:name="task81" table:base-cell-address="$Sheet1.$B$83" table:cell-range-address="$Sheet1.$B$83"/>
        <table:named-range table:name="task82" table:base-cell-address="$Sheet1.$B$84" table:cell-range-address="$Sheet1.$B$84"/>
        <table:named-range table:name="task83" table:base-cell-address="$Sheet1.$B$85" table:cell-range-address="$Sheet1.$B$85"/>
        <table:named-range table:name="task84" table:base-cell-address="$Sheet1.$B$86" table:cell-range-address="$Sheet1.$B$86"/>
        <table:named-range table:name="task85" table:base-cell-address="$Sheet1.$B$87" table:cell-range-address="$Sheet1.$B$87"/>
        <table:named-range table:name="task86" table:base-cell-address="$Sheet1.$B$88" table:cell-range-address="$Sheet1.$B$88"/>
        <table:named-range table:name="task87" table:base-cell-address="$Sheet1.$B$89" table:cell-range-address="$Sheet1.$B$89"/>
        <table:named-range table:name="task88" table:base-cell-address="$Sheet1.$B$90" table:cell-range-address="$Sheet1.$B$90"/>
        <table:named-range table:name="task89" table:base-cell-address="$Sheet1.$B$91" table:cell-range-address="$Sheet1.$B$91"/>
        <table:named-range table:name="task9" table:base-cell-address="$Sheet1.$B$11" table:cell-range-address="$Sheet1.$B$11"/>
        <table:named-range table:name="task90" table:base-cell-address="$Sheet1.$B$92" table:cell-range-address="$Sheet1.$B$92"/>
        <table:named-range table:name="task91" table:base-cell-address="$Sheet1.$B$93" table:cell-range-address="$Sheet1.$B$93"/>
        <table:named-range table:name="task92" table:base-cell-address="$Sheet1.$B$94" table:cell-range-address="$Sheet1.$B$94"/>
        <table:named-range table:name="task93" table:base-cell-address="$Sheet1.$B$95" table:cell-range-address="$Sheet1.$B$95"/>
        <table:named-range table:name="task94" table:base-cell-address="$Sheet1.$B$96" table:cell-range-address="$Sheet1.$B$96"/>
        <table:named-range table:name="task95" table:base-cell-address="$Sheet1.$B$97" table:cell-range-address="$Sheet1.$B$97"/>
        <table:named-range table:name="task96" table:base-cell-address="$Sheet1.$B$98" table:cell-range-address="$Sheet1.$B$98"/>
        <table:named-range table:name="task97" table:base-cell-address="$Sheet1.$B$99" table:cell-range-address="$Sheet1.$B$99"/>
        <table:named-range table:name="task98" table:base-cell-address="$Sheet1.$B$100" table:cell-range-address="$Sheet1.$B$100"/>
        <table:named-range table:name="task99" table:base-cell-address="$Sheet1.$B$101" table:cell-range-address="$Sheet1.$B$101"/>
        <table:named-expression table:name="tasks" table:base-cell-address="$Sheet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.00.0000</text:date>, <text:time style:data-style-name="N2" text:time-value="14:00:19.943102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Dvořák</meta:initial-creator>
    <meta:creation-date>2017-08-07T10:57:55.624288755</meta:creation-date>
    <dc:date>2017-08-09T14:04:34.915559842</dc:date>
    <meta:editing-duration>PT6M31S</meta:editing-duration>
    <meta:editing-cycles>2</meta:editing-cycles>
    <meta:generator>LibreOffice/5.1.5.2$Linux_X86_64 LibreOffice_project/10$Build-2</meta:generator>
    <meta:document-statistic meta:table-count="1" meta:cell-count="220" meta:object-count="0"/>
  </office:meta>
</office:document-meta>
</file>